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1.277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5.784cm"/>
    </style:style>
    <style:style style:name="co8" style:family="table-column">
      <style:table-column-properties fo:break-before="auto" style:column-width="5.202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innerDepotPenal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--veiculo:1--penalti:0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64402">
            <text:p>64402</text:p>
          </table:table-cell>
          <table:table-cell office:value-type="float" office:value="15684574">
            <text:p>15684574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52100">
            <text:p>52100</text:p>
          </table:table-cell>
          <table:table-cell office:value-type="float" office:value="15959836">
            <text:p>15959836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74314">
            <text:p>74314</text:p>
          </table:table-cell>
          <table:table-cell office:value-type="float" office:value="15054058">
            <text:p>15054058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78012">
            <text:p>78012</text:p>
          </table:table-cell>
          <table:table-cell office:value-type="float" office:value="14329887">
            <text:p>14329887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58834">
            <text:p>58834</text:p>
          </table:table-cell>
          <table:table-cell office:value-type="float" office:value="15775726">
            <text:p>15775726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70582">
            <text:p>70582</text:p>
          </table:table-cell>
          <table:table-cell office:value-type="float" office:value="14945803">
            <text:p>14945803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70174">
            <text:p>70174</text:p>
          </table:table-cell>
          <table:table-cell office:value-type="float" office:value="15077379">
            <text:p>15077379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65172">
            <text:p>65172</text:p>
          </table:table-cell>
          <table:table-cell office:value-type="float" office:value="15384745">
            <text:p>15384745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64968">
            <text:p>64968</text:p>
          </table:table-cell>
          <table:table-cell office:value-type="float" office:value="14665859">
            <text:p>14665859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73260">
            <text:p>73260</text:p>
          </table:table-cell>
          <table:table-cell office:value-type="float" office:value="15173467">
            <text:p>15173467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81850">
            <text:p>81850</text:p>
          </table:table-cell>
          <table:table-cell office:value-type="float" office:value="15265963">
            <text:p>15265963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table:formula="of:=AVERAGE([.B2:.B12])" office:value-type="float" office:value="196.363636363636">
            <text:p>196,3636363636</text:p>
          </table:table-cell>
          <table:table-cell table:style-name="ce2" table:formula="of:=AVERAGE([.C2:.C12])" office:value-type="float" office:value="68515.2727272727">
            <text:p>68515,2727272727</text:p>
          </table:table-cell>
          <table:table-cell table:style-name="ce2" table:formula="of:=AVERAGE([.D2:.D12])" office:value-type="float" office:value="15210663.3636364">
            <text:p>15210663,3636364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--veiculo:1--penalti:0.01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59786">
            <text:p>59786</text:p>
          </table:table-cell>
          <table:table-cell office:value-type="float" office:value="15711211">
            <text:p>15711211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66416">
            <text:p>66416</text:p>
          </table:table-cell>
          <table:table-cell office:value-type="float" office:value="15922323">
            <text:p>15922323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52958">
            <text:p>52958</text:p>
          </table:table-cell>
          <table:table-cell office:value-type="float" office:value="16385068">
            <text:p>16385068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71296">
            <text:p>71296</text:p>
          </table:table-cell>
          <table:table-cell office:value-type="float" office:value="14849652">
            <text:p>14849652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57116">
            <text:p>57116</text:p>
          </table:table-cell>
          <table:table-cell office:value-type="float" office:value="15465545">
            <text:p>15465545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63294">
            <text:p>63294</text:p>
          </table:table-cell>
          <table:table-cell office:value-type="float" office:value="14537805">
            <text:p>14537805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69112">
            <text:p>69112</text:p>
          </table:table-cell>
          <table:table-cell office:value-type="float" office:value="15138523">
            <text:p>15138523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83102">
            <text:p>83102</text:p>
          </table:table-cell>
          <table:table-cell office:value-type="float" office:value="14180009">
            <text:p>14180009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83692">
            <text:p>83692</text:p>
          </table:table-cell>
          <table:table-cell office:value-type="string">
            <text:p>14163.68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87784">
            <text:p>87784</text:p>
          </table:table-cell>
          <table:table-cell office:value-type="float" office:value="14116606">
            <text:p>14116606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table:formula="of:=AVERAGE([.B15:.B25])" office:value-type="float" office:value="198.5">
            <text:p>198,5</text:p>
          </table:table-cell>
          <table:table-cell table:style-name="ce2" table:formula="of:=AVERAGE([.C15:.C25])" office:value-type="float" office:value="69455.6">
            <text:p>69455,6</text:p>
          </table:table-cell>
          <table:table-cell table:style-name="ce2" table:formula="of:=AVERAGE([.D15:.D25])" office:value-type="float" office:value="15145193.5555556">
            <text:p>15145193,5555556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--veiculo:1--penalti:0.1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4">
            <text:p>144</text:p>
          </table:table-cell>
          <table:table-cell office:value-type="float" office:value="50532">
            <text:p>50532</text:p>
          </table:table-cell>
          <table:table-cell office:value-type="float" office:value="15927829">
            <text:p>15927829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office:value-type="float" office:value="40190">
            <text:p>40190</text:p>
          </table:table-cell>
          <table:table-cell office:value-type="float" office:value="17817123">
            <text:p>17817123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2">
            <text:p>182</text:p>
          </table:table-cell>
          <table:table-cell office:value-type="float" office:value="63504">
            <text:p>63504</text:p>
          </table:table-cell>
          <table:table-cell office:value-type="float" office:value="15642922">
            <text:p>15642922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50158">
            <text:p>50158</text:p>
          </table:table-cell>
          <table:table-cell office:value-type="float" office:value="15758349">
            <text:p>15758349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54156">
            <text:p>54156</text:p>
          </table:table-cell>
          <table:table-cell office:value-type="float" office:value="16281603">
            <text:p>16281603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6">
            <text:p>176</text:p>
          </table:table-cell>
          <table:table-cell office:value-type="float" office:value="61734">
            <text:p>61734</text:p>
          </table:table-cell>
          <table:table-cell office:value-type="float" office:value="15152777">
            <text:p>15152777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66196">
            <text:p>66196</text:p>
          </table:table-cell>
          <table:table-cell office:value-type="float" office:value="14730406">
            <text:p>14730406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">
            <text:p>227</text:p>
          </table:table-cell>
          <table:table-cell office:value-type="float" office:value="79212">
            <text:p>79212</text:p>
          </table:table-cell>
          <table:table-cell office:value-type="float" office:value="13945905">
            <text:p>13945905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float" office:value="76070">
            <text:p>76070</text:p>
          </table:table-cell>
          <table:table-cell office:value-type="float" office:value="14579114">
            <text:p>14579114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">
            <text:p>249</text:p>
          </table:table-cell>
          <table:table-cell office:value-type="float" office:value="86716">
            <text:p>86716</text:p>
          </table:table-cell>
          <table:table-cell office:value-type="float" office:value="14594253">
            <text:p>14594253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table:formula="of:=AVERAGE([.B28:.B38])" office:value-type="float" office:value="179.9">
            <text:p>179,9</text:p>
          </table:table-cell>
          <table:table-cell table:style-name="ce2" table:formula="of:=AVERAGE([.C28:.C38])" office:value-type="float" office:value="62846.8">
            <text:p>62846,8</text:p>
          </table:table-cell>
          <table:table-cell table:style-name="ce2" table:formula="of:=AVERAGE([.D28:.D38])" office:value-type="float" office:value="15443028.1">
            <text:p>15443028,1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--veiculo:19--penalti:0.1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5">
            <text:p>205</text:p>
          </table:table-cell>
          <table:table-cell office:value-type="float" office:value="71868">
            <text:p>71868</text:p>
          </table:table-cell>
          <table:table-cell office:value-type="float" office:value="7913667">
            <text:p>7913667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 office:value-type="float" office:value="64556">
            <text:p>64556</text:p>
          </table:table-cell>
          <table:table-cell office:value-type="float" office:value="8446092">
            <text:p>8446092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">
            <text:p>253</text:p>
          </table:table-cell>
          <table:table-cell office:value-type="float" office:value="88430">
            <text:p>88430</text:p>
          </table:table-cell>
          <table:table-cell office:value-type="string">
            <text:p>7434.4146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74878">
            <text:p>74878</text:p>
          </table:table-cell>
          <table:table-cell office:value-type="float" office:value="7765986">
            <text:p>7765986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1">
            <text:p>221</text:p>
          </table:table-cell>
          <table:table-cell office:value-type="float" office:value="77102">
            <text:p>77102</text:p>
          </table:table-cell>
          <table:table-cell office:value-type="string">
            <text:p>7515.3438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65474">
            <text:p>65474</text:p>
          </table:table-cell>
          <table:table-cell office:value-type="string">
            <text:p>7641.5327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73862">
            <text:p>73862</text:p>
          </table:table-cell>
          <table:table-cell office:value-type="float" office:value="7771835">
            <text:p>7771835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8">
            <text:p>228</text:p>
          </table:table-cell>
          <table:table-cell office:value-type="float" office:value="79558">
            <text:p>79558</text:p>
          </table:table-cell>
          <table:table-cell office:value-type="string">
            <text:p>8298.91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">
            <text:p>242</text:p>
          </table:table-cell>
          <table:table-cell office:value-type="float" office:value="84414">
            <text:p>84414</text:p>
          </table:table-cell>
          <table:table-cell office:value-type="string">
            <text:p>7787.2827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2">
            <text:p>262</text:p>
          </table:table-cell>
          <table:table-cell office:value-type="float" office:value="91712">
            <text:p>91712</text:p>
          </table:table-cell>
          <table:table-cell office:value-type="float" office:value="7009487">
            <text:p>7009487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table:formula="of:=AVERAGE([.B41:.B51])" office:value-type="float" office:value="221">
            <text:p>221</text:p>
          </table:table-cell>
          <table:table-cell table:style-name="ce2" table:formula="of:=AVERAGE([.C41:.C51])" office:value-type="float" office:value="77185.4">
            <text:p>77185,4</text:p>
          </table:table-cell>
          <table:table-cell table:style-name="ce2" table:formula="of:=AVERAGE([.D41:.D51])" office:value-type="float" office:value="7781413.4">
            <text:p>7781413,4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--veiculo:19--penalti:0.01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4">
            <text:p>184</text:p>
          </table:table-cell>
          <table:table-cell office:value-type="float" office:value="64178">
            <text:p>64178</text:p>
          </table:table-cell>
          <table:table-cell office:value-type="string">
            <text:p>5797.48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office:value-type="float" office:value="78300">
            <text:p>78300</text:p>
          </table:table-cell>
          <table:table-cell office:value-type="float" office:value="5716607">
            <text:p>5716607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  <table:table-cell office:value-type="float" office:value="76442">
            <text:p>76442</text:p>
          </table:table-cell>
          <table:table-cell office:value-type="string">
            <text:p>5850.0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84428">
            <text:p>84428</text:p>
          </table:table-cell>
          <table:table-cell office:value-type="string">
            <text:p>5789.5005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">
            <text:p>269</text:p>
          </table:table-cell>
          <table:table-cell office:value-type="float" office:value="93960">
            <text:p>93960</text:p>
          </table:table-cell>
          <table:table-cell office:value-type="string">
            <text:p>5624.4224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2">
            <text:p>262</text:p>
          </table:table-cell>
          <table:table-cell office:value-type="float" office:value="91576">
            <text:p>91576</text:p>
          </table:table-cell>
          <table:table-cell office:value-type="string">
            <text:p>5670.6274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office:value-type="float" office:value="86644">
            <text:p>86644</text:p>
          </table:table-cell>
          <table:table-cell office:value-type="float" office:value="5863454">
            <text:p>5863454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9">
            <text:p>259</text:p>
          </table:table-cell>
          <table:table-cell office:value-type="float" office:value="90378">
            <text:p>90378</text:p>
          </table:table-cell>
          <table:table-cell office:value-type="string">
            <text:p>5636.3125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77858">
            <text:p>77858</text:p>
          </table:table-cell>
          <table:table-cell office:value-type="string">
            <text:p>5807.8755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6">
            <text:p>226</text:p>
          </table:table-cell>
          <table:table-cell office:value-type="float" office:value="78820">
            <text:p>78820</text:p>
          </table:table-cell>
          <table:table-cell office:value-type="float" office:value="5768497">
            <text:p>5768497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table:formula="of:=AVERAGE([.B54:.B64])" office:value-type="float" office:value="235.5">
            <text:p>235,5</text:p>
          </table:table-cell>
          <table:table-cell table:style-name="ce2" table:formula="of:=AVERAGE([.C54:.C64])" office:value-type="float" office:value="82258.4">
            <text:p>82258,4</text:p>
          </table:table-cell>
          <table:table-cell table:style-name="ce2" table:formula="of:=AVERAGE([.D54:.D64])" office:value-type="float" office:value="5782852.66666667">
            <text:p>5782852,66666667</text:p>
          </table:table-cell>
          <table:table-cell table:style-name="ce2" table:number-columns-repeated="1020"/>
        </table:table-row>
      </table:table>
      <table:table table:name="População" table:style-name="ta1">
        <table:table-column table:style-name="co6" table:default-cell-style-name="ce4"/>
        <table:table-column table:style-name="co5" table:default-cell-style-name="Default"/>
        <table:table-column table:style-name="co5" table:default-cell-style-name="ce9"/>
        <table:table-column table:style-name="co5" table:default-cell-style-name="Default"/>
        <table:table-column table:style-name="co7" table:default-cell-style-name="ce4"/>
        <table:table-column table:style-name="co8" table:default-cell-style-name="ce9"/>
        <table:table-column table:style-name="co8" table:default-cell-style-name="Default"/>
        <table:table-row table:style-name="ro1">
          <table:table-cell table:style-name="ce3" office:value-type="string" table:number-columns-spanned="3" table:number-rows-spanned="1">
            <text:p>Tamanho da população</text:p>
          </table:table-cell>
          <table:covered-table-cell table:style-name="ce6"/>
          <table:covered-table-cell table:style-name="ce8"/>
          <table:table-cell/>
          <table:table-cell table:style-name="ce11" office:value-type="string">
            <text:p>Dados</text:p>
          </table:table-cell>
          <table:table-cell table:style-name="ce13"/>
          <table:table-cell/>
        </table:table-row>
        <table:table-row table:style-name="ro1">
          <table:table-cell office:value-type="string">
            <text:p>n/10</text:p>
          </table:table-cell>
          <table:table-cell table:number-columns-repeated="3"/>
          <table:table-cell table:style-name="ce12" office:value-type="string">
            <text:p>MaxNrGenerationsWtImprovement</text:p>
          </table:table-cell>
          <table:table-cell table:style-name="Default" office:value-type="string">
            <text:p>(nrCustomers+nrVehicles)*1000</text:p>
          </table:table-cell>
          <table:table-cell/>
        </table:table-row>
        <table:table-row table:style-name="ro1">
          <table:table-cell office:value-type="string">
            <text:p>n/2</text:p>
          </table:table-cell>
          <table:table-cell table:number-columns-repeated="3"/>
          <table:table-cell office:value-type="string">
            <text:p>Selection</text:p>
          </table:table-cell>
          <table:table-cell office:value-type="string">
            <text:p>Tournament(2)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number-columns-repeated="3"/>
          <table:table-cell office:value-type="string">
            <text:p>Crossover</text:p>
          </table:table-cell>
          <table:table-cell office:value-type="string">
            <text:p>PMX</text:p>
          </table:table-cell>
          <table:table-cell/>
        </table:table-row>
        <table:table-row table:style-name="ro1">
          <table:table-cell office:value-type="string">
            <text:p>2n</text:p>
          </table:table-cell>
          <table:table-cell table:number-columns-repeated="4"/>
          <table:table-cell office:value-type="float" office:value="0.8">
            <text:p>0,8</text:p>
          </table:table-cell>
          <table:table-cell/>
        </table:table-row>
        <table:table-row table:style-name="ro1">
          <table:table-cell office:value-type="string">
            <text:p>10n</text:p>
          </table:table-cell>
          <table:table-cell table:number-columns-repeated="3"/>
          <table:table-cell office:value-type="string">
            <text:p>Mutation</text:p>
          </table:table-cell>
          <table:table-cell office:value-type="string">
            <text:p>Swap</text:p>
          </table:table-cell>
          <table:table-cell/>
        </table:table-row>
        <table:table-row table:style-name="ro1">
          <table:table-cell table:style-name="ce5" office:value-type="string">
            <text:p>20n</text:p>
          </table:table-cell>
          <table:table-cell table:style-name="ce7"/>
          <table:table-cell table:style-name="ce10"/>
          <table:table-cell table:number-columns-repeated="2"/>
          <table:table-cell office:value-type="string">
            <text:p>1/(nrCustomers+nrVehicles)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>
            <text:p>Elitism</text:p>
          </table:table-cell>
          <table:table-cell office:value-type="float" office:value="0.05">
            <text:p>0,05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5" office:value-type="string">
            <text:p>InnerDepotPenalty</text:p>
          </table:table-cell>
          <table:table-cell table:style-name="ce10" office:value-type="float" office:value="0.05">
            <text:p>0,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4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24T03:02:37.28</dc:date>
    <dc:creator>David Pinheiro</dc:creator>
    <meta:generator>LibreOffice/3.5$Windows_x86 LibreOffice_project/7e68ba2-a744ebf-1f241b7-c506db1-7d53735</meta:generator>
    <meta:editing-duration>PT11M40S</meta:editing-duration>
    <meta:editing-cycles>7</meta:editing-cycles>
    <meta:document-statistic meta:table-count="2" meta:cell-count="246" meta:object-count="0"/>
  </office:meta>
</office:document-meta>
</file>